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style:font-name="Liberation Mono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7" table:default-cell-style-name="ce27"/>
        <table:table-column table:style-name="co8" table:number-columns-repeated="1016" table:default-cell-style-name="ce30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8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9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6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9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3" office:value-type="string" calcext:value-type="string">
            <text:p>Location</text:p>
          </table:table-cell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P/N</text:p>
          </table:table-cell>
          <table:table-cell table:style-name="ce16" office:value-type="string" calcext:value-type="string">
            <text:p>Qty</text:p>
          </table:table-cell>
          <table:table-cell table:style-name="ce13" office:value-type="string" calcext:value-type="string">
            <text:p>Package</text:p>
          </table:table-cell>
          <table:table-cell table:style-name="ce16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6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30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30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9" office:value-type="string" calcext:value-type="string">
            <text:p>MAX6954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6" office:value-type="string" calcext:value-type="string">
            <text:p>D431000ACZ-70L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6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6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6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08:25:14.632149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1-25T09:32:09.449174612</dc:date>
    <meta:generator>LibreOffice/7.6.2.1$Linux_X86_64 LibreOffice_project/60$Build-1</meta:generator>
    <meta:editing-duration>P2DT15H46M58S</meta:editing-duration>
    <meta:editing-cycles>266</meta:editing-cycles>
    <meta:document-statistic meta:table-count="2" meta:cell-count="30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